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Alfred Hitchcock is one of those directors that I think couldn't make a film I'm dissatisfied with. Every film or show of his that I have ever seen is, in my mind, a masterpiece – a true work of genius. “North by Northwest” is another one of those masterpieces.</text:p>
      <text:p text:style-name="P1"/>
      <text:p text:style-name="P1"><text:tab/>One of my favorite elements of Hitchcock's films is the storytelling, and this movie used some interesting mechanism for storytelling. For example, having the secret agent's description of his plans masked by the sound of airplane engines. In Hitchcock's films, it would seem, that the entire film is building up to the ending sequence, which contains the most thrill, the most suspense. The fight (chase) on mount Rushmore was simply iconic, it was beautifully done and enjoyable. Frankly, I think that iconic is one of the best words that can be used to describe many Hitchcock's scenes. The scene where Thornhill is outrunning the crop-duster is a prime example of this. Finally, as far as storytelling is concerned, Hitchcock does an excellent job distracting you and thereby successfully producing a twist.</text:p>
      <text:p text:style-name="P1"/>
      <text:p text:style-name="P1"><text:tab/>Another element of this film that I enjoyed (as I usually do in Hitchcock films) was the soundtrack. The music was very memorable and well-placed throughout. The song from the final Mt. Rushmore scene is still stuck in my head.</text:p>
      <text:p text:style-name="P1"/>
      <text:p text:style-name="P1"><text:tab/>The acting, as usual, was very good. Each character's role was properly defined and their actors portrayed them as they ought to for the time of interest. For example, Eva Marie Saint (yes, I cheated and looked this up) seemed for Thornhill when Hitchcock wanted us to think she was, and vice verse.</text:p>
      <text:p text:style-name="P1"/>
      <text:p text:style-name="P1"><text:tab/>Overall, as with every other Hitchcock film I have seen, this movie was superb. Hitchcock truly has a unique, professional and trim style that many other directors seem to lack. I know I've said this before, but I love seeing Hitchcock cameo in his films (in this one he's missing the b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4T21:04:58</meta:creation-date>
    <dc:date>2013-04-23T16:35:56</dc:date>
    <meta:editing-duration>PT2H42M6S</meta:editing-duration>
    <meta:editing-cycles>30</meta:editing-cycles>
    <meta:generator>LibreOffice/3.5$Linux_x86 LibreOffice_project/350m1$Build-2</meta:generator>
    <dc:creator>Michael Gilliland</dc:creator>
    <meta:document-statistic meta:table-count="0" meta:image-count="0" meta:object-count="0" meta:page-count="1" meta:paragraph-count="5" meta:word-count="325" meta:character-count="1893" meta:non-whitespace-character-count="1568"/>
  </office:meta>
</office:document-meta>
</file>